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20b" officeooo:paragraph-rsid="0018c20b"/>
    </style:style>
    <style:style style:name="P2" style:family="paragraph" style:parent-style-name="Standard">
      <style:text-properties fo:font-size="16pt" fo:font-weight="normal" officeooo:rsid="0018c20b" officeooo:paragraph-rsid="0018c20b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2pt" fo:font-weight="normal" officeooo:rsid="0018c20b" officeooo:paragraph-rsid="0018c20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8ef99" officeooo:paragraph-rsid="0018ef9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bfbf0" officeooo:paragraph-rsid="001bfbf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1bfbf0" officeooo:paragraph-rsid="001bfbf0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1bfbf0"/>
    </style:style>
    <style:style style:name="T1" style:family="text">
      <style:text-properties officeooo:rsid="0018ef99"/>
    </style:style>
    <style:style style:name="T2" style:family="text">
      <style:text-properties fo:font-size="12pt" fo:font-weight="normal" officeooo:rsid="0018c20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8ef99" style:font-size-asian="10.5pt" style:font-weight-asian="normal" style:font-size-complex="12pt" style:font-weight-complex="normal"/>
    </style:style>
    <style:style style:name="T4" style:family="text">
      <style:text-properties officeooo:rsid="001a4e78"/>
    </style:style>
    <style:style style:name="T5" style:family="text">
      <style:text-properties officeooo:rsid="001b35cd"/>
    </style:style>
    <style:style style:name="T6" style:family="text">
      <style:text-properties officeooo:rsid="001bfb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Breno Fernandes de Castro Turma: 3191</text:p>
      <text:p text:style-name="P1"/>
      <text:p text:style-name="P2">Revolta da Vacina</text:p>
      <text:p text:style-name="P3"/>
      <text:p text:style-name="P7"><text:span text:style-name="T2">A revolta da vacina foi uma rebelião que ocorreu </text:span><text:span text:style-name="T3">no Rio de Janeiro, em novembro de 1904</text:span><text:span text:style-name="T2"> por p</text:span><text:span text:style-name="T3">arte da população, políticos e militares de oposição. O contexto que antecede a revolta é de um Rio de Janeiro afetado pela uma epidemia de varíola devido a grande quantidade de lixo acumulada na cidade, que por sua vez também contribuía para a </text:span>proliferação <text:span text:style-name="T1">de ratos e mosquitos transmissores de doenças fatais como a peste bubônica e a febre amarela. </text:span><text:span text:style-name="T6">Rodrigues Alves, o até então presidente, havia </text:span>nome<text:span text:style-name="T6">ado o </text:span>engenheiro Pereira Passos para prefeito e o médico Oswaldo Cruz para Diretor da Saúde Pública. <text:span text:style-name="T1">Uma série de medidas como reurbanização, saneamento e até uma “caça aos ratos premiada” foram tomadas afim de resolver tais problemas, entretanto, algumas dessas medidas afetaram as camadas mais pobres da sociedade </text:span><text:span text:style-name="T4">que foram obrigadas a mudar para os morros e favelas. Em 1904 o médico Oswaldo Cruz foi contratado com o objetivo de combater as doenças através da imposição da vacina contra a varíola, para todo brasileiro com mais de seis meses de idade. Os funcionários da saúde pública eram protegidos pelos policias e invadiam as casas e vacinavam as pessoas à força. Aqueles mais radicais <text:s/>defendiam o confronto armado, com a primícia de que o cidadão possuía o direito de escolher tomar <text:s/>aquele líquido, até então desconhecido ou não. Todos esses problemas somados ao elevados custo de vidas e os problemas de moradia levaram a população às ruas entre os dias 10 e 16 de novembro de 1904 com o intuito de confrontar </text:span>os agentes da Saúde Pública e a polícia. <text:span text:style-name="T4">O resultado foi u</text:span><text:span text:style-name="T5">ma confusão generalizada</text:span><text:span text:style-name="T4"> no centro do Rio de Janeiro, </text:span>bondes derrubados, edifícios depredados, <text:span text:style-name="T5">30 pessoas mortas, 9</text:span>45 prisões <text:span text:style-name="T5">e </text:span>461 deportados. <text:span text:style-name="T5">Após esse resultado, em menos de duas semanas de <text:s/>conflitos, </text:span>Rodrigues Alves se viu obrigado a desistir da vacinação obrigatória.</text:p>
      <text:p text:style-name="P4"><text:s text:c="2"/></text:p>
      <text:p text:style-name="P5">Fontes de pesquisa:</text:p>
      <text:p text:style-name="P5"/>
      <text:list xml:id="list623494319" text:style-name="L1">
        <text:list-item>
          <text:p text:style-name="P6"><text:a xlink:type="simple" xlink:href="https://www.todamateria.com.br/revolta-da-vacina/" text:style-name="Internet_20_link" text:visited-style-name="Visited_20_Internet_20_Link">https://www.todamateria.com.br/revolta-da-vacina/</text:a></text:p>
          <text:p text:style-name="P6"/>
        </text:list-item>
        <text:list-item>
          <text:p text:style-name="P6"><text:a xlink:type="simple" xlink:href="https://www.youtube.com/watch?v=2RL6WbfzeJk" text:style-name="Internet_20_link" text:visited-style-name="Visited_20_Internet_20_Link">https://www.youtube.com/watch?v=2RL6WbfzeJk</text:a></text:p>
          <text:p text:style-name="P6"/>
        </text:list-item>
        <text:list-item>
          <text:p text:style-name="P6"><text:a xlink:type="simple" xlink:href="https://www.youtube.com/watch?v=N-3IgjBhI44" text:style-name="Internet_20_link" text:visited-style-name="Visited_20_Internet_20_Link">https://www.youtube.com/watch?v=N-3IgjBhI44</text:a></text:p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20:08:00.190230539</meta:creation-date>
    <dc:date>2021-07-24T21:06:07.915529914</dc:date>
    <meta:editing-duration>PT4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31" meta:character-count="2072" meta:non-whitespace-character-count="1749"/>
  </office:meta>
</office:document-meta>
</file>